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fdc" officeooo:paragraph-rsid="0008dfdc"/>
    </style:style>
    <style:style style:name="P2" style:family="paragraph" style:parent-style-name="Standard">
      <style:text-properties officeooo:rsid="0008dfdc" officeooo:paragraph-rsid="0009c797"/>
    </style:style>
    <style:style style:name="T1" style:family="text">
      <style:text-properties officeooo:rsid="0009c797"/>
    </style:style>
    <style:style style:name="T2" style:family="text">
      <style:text-properties officeooo:rsid="000b8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st Paragraph1</text:span></text:p>
      <text:p text:style-name="P2"><text:span text:style-name="T1">Test Paragraph2</text:span></text:p>
      <text:p text:style-name="P2"><text:span text:style-name="T1">Test Paragraph</text:span><text:span text:style-name="T2">3</text:span></text:p>
      <text:p text:style-name="P2"><text:span text:style-name="T1">Test Paragraph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2T11:30:56</dc:date>
    <dc:creator>Amin Oruji</dc:creator>
    <meta:editing-duration>PT9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4" meta:word-count="8" meta:character-count="60" meta:non-whitespace-character-count="56"/>
  </office:meta>
</office:document-meta>
</file>